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Liberation Sans" fo:font-size="14pt" fo:font-weight="bold" officeooo:rsid="000575f6" officeooo:paragraph-rsid="000575f6" style:font-size-asian="14pt" style:font-weight-asian="bold" style:font-size-complex="14pt" style:font-weight-complex="bold"/>
    </style:style>
    <style:style style:name="P2" style:family="paragraph" style:parent-style-name="Heading_20_4"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Roboto" fo:font-size="14pt" fo:font-weight="bold" officeooo:rsid="000575f6" officeooo:paragraph-rsid="000575f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14pt" fo:font-weight="bold" officeooo:rsid="000575f6" officeooo:paragraph-rsid="000575f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6pt" fo:font-weight="bold" officeooo:rsid="000575f6" officeooo:paragraph-rsid="000575f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575f6" officeooo:paragraph-rsid="000575f6" style:font-size-asian="14pt" style:font-weight-asian="bold" style:font-size-complex="14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text-properties style:font-name="Liberation Sans"/>
    </style:style>
    <style:style style:name="P14" style:family="paragraph" style:parent-style-name="Text_20_body" style:list-style-name="L1">
      <style:text-properties style:font-name="Liberation Sans"/>
    </style:style>
    <style:style style:name="T1" style:family="text">
      <style:text-properties style:font-name="Roboto"/>
    </style:style>
    <style:style style:name="T2" style:family="text">
      <style:text-properties style:font-name="FreeSans"/>
    </style:style>
    <style:style style:name="T3" style:family="text">
      <style:text-properties style:font-name="Liberation San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lano de Projeto</text:h>
      <text:h text:style-name="P2" text:outline-level="4">1. Requisitos Atendidos</text:h>
      <text:p text:style-name="P13">Este projeto visa implementar uma caixa postal digital, atendendo aos seguintes requisitos principais:</text:p>
      <text:list xml:id="list584910420" text:style-name="L1">
        <text:list-item>
          <text:p text:style-name="P7"><text:span text:style-name="Strong_20_Emphasis"><text:span text:style-name="T3">CRUD de Mensagens</text:span></text:span><text:span text:style-name="T3">:</text:span></text:p>
          <text:list>
            <text:list-item>
              <text:p text:style-name="P8"><text:span text:style-name="Strong_20_Emphasis"><text:span text:style-name="T3">Create</text:span></text:span><text:span text:style-name="T3">: O usuário pode enviar novas mensagens para outros usuários.</text:span></text:p>
            </text:list-item>
            <text:list-item>
              <text:p text:style-name="P8"><text:span text:style-name="Strong_20_Emphasis"><text:span text:style-name="T3">Read</text:span></text:span><text:span text:style-name="T3">: O usuário pode visualizar mensagens recebidas.</text:span></text:p>
            </text:list-item>
            <text:list-item>
              <text:p text:style-name="P8"><text:span text:style-name="Strong_20_Emphasis"><text:span text:style-name="T3">Update</text:span></text:span><text:span text:style-name="T3">: O usuário pode alterar o status de leitura das mensagens (marcar como lida/não lida).</text:span></text:p>
            </text:list-item>
            <text:list-item>
              <text:p text:style-name="P8"><text:span text:style-name="Strong_20_Emphasis"><text:span text:style-name="T3">Delete</text:span></text:span><text:span text:style-name="T3">: O usuário pode apagar mensagens recebidas.</text:span></text:p>
            </text:list-item>
          </text:list>
        </text:list-item>
        <text:list-item>
          <text:p text:style-name="P7"><text:span text:style-name="Strong_20_Emphasis"><text:span text:style-name="T3">Operação Principal</text:span></text:span><text:span text:style-name="T3">:</text:span></text:p>
          <text:list>
            <text:list-item>
              <text:p text:style-name="P14">O sistema permitirá que usuários internos acessem a caixa postal, enviem e recebam mensagens de forma segura, autenticando-se através de login.</text:p>
            </text:list-item>
          </text:list>
        </text:list-item>
      </text:list>
      <text:h text:style-name="P2" text:outline-level="4">2. Tecnologias Utilizadas</text:h>
      <text:list xml:id="list3312921954" text:style-name="L2">
        <text:list-item>
          <text:p text:style-name="P9"><text:span text:style-name="Strong_20_Emphasis"><text:span text:style-name="T3">Frontend</text:span></text:span><text:span text:style-name="T3">:</text:span></text:p>
          <text:list>
            <text:list-item>
              <text:p text:style-name="P10"><text:span text:style-name="Strong_20_Emphasis"><text:span text:style-name="T3">HTML</text:span></text:span><text:span text:style-name="T3">: Estruturação do conteúdo da aplicação.</text:span></text:p>
            </text:list-item>
            <text:list-item>
              <text:p text:style-name="P10"><text:span text:style-name="Strong_20_Emphasis"><text:span text:style-name="T3">CSS</text:span></text:span><text:span text:style-name="T3">: Estilização da interface e definição de layouts.</text:span></text:p>
            </text:list-item>
            <text:list-item>
              <text:p text:style-name="P10"><text:span text:style-name="Strong_20_Emphasis"><text:span text:style-name="T3">JavaScript (JS)</text:span></text:span><text:span text:style-name="T3">: Manipulação de elementos dinâmicos, controle de interações de usuário e comunicação com o backend via requisições assíncronas.</text:span></text:p>
            </text:list-item>
          </text:list>
        </text:list-item>
        <text:list-item>
          <text:p text:style-name="P9"><text:span text:style-name="Strong_20_Emphasis"><text:span text:style-name="T3">Backend</text:span></text:span><text:span text:style-name="T3">:</text:span></text:p>
          <text:list>
            <text:list-item>
              <text:p text:style-name="P9"><text:span text:style-name="Strong_20_Emphasis"><text:span text:style-name="T3">PostgreSQL</text:span></text:span><text:span text:style-name="T3">: Sistema de gerenciamento de banco de dados (SGBD) utilizado para armazenar informações sobre usuários e mensagens.</text:span></text:p>
            </text:list-item>
          </text:list>
        </text:list-item>
      </text:list>
      <text:h text:style-name="P2" text:outline-level="4">Funcionalidades previstas:</text:h>
      <text:list xml:id="list757912801" text:style-name="L3">
        <text:list-item>
          <text:p text:style-name="P12"><text:span text:style-name="Strong_20_Emphasis"><text:span text:style-name="T3">Autenticação de Usuário</text:span></text:span><text:span text:style-name="T3">: Login e gerenciamento de sessões.</text:span></text:p>
        </text:list-item>
        <text:list-item>
          <text:p text:style-name="P12"><text:span text:style-name="Strong_20_Emphasis"><text:span text:style-name="T3">Envio de Mensagens</text:span></text:span><text:span text:style-name="T3">: Permitir o envio de mensagens para outros usuários.</text:span></text:p>
        </text:list-item>
        <text:list-item>
          <text:p text:style-name="P12"><text:span text:style-name="Strong_20_Emphasis"><text:span text:style-name="T3">Leitura de Mensagens</text:span></text:span><text:span text:style-name="T3">: Exibição das mensagens recebidas.</text:span></text:p>
        </text:list-item>
        <text:list-item>
          <text:p text:style-name="P12"><text:span text:style-name="Strong_20_Emphasis"><text:span text:style-name="T3">Alteração do Status de Leitura</text:span></text:span><text:span text:style-name="T3">: Permitir que o usuário marque as mensagens como lidas ou não lidas.</text:span></text:p>
        </text:list-item>
        <text:list-item>
          <text:p text:style-name="P11"><text:span text:style-name="Strong_20_Emphasis"><text:span text:style-name="T3">Exclusão de Mensagens</text:span></text:span><text:span text:style-name="T3">: Permitir que o usuário apague as mensagens recebidas.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9:58:04.628558689</meta:creation-date>
    <dc:date>2024-10-12T11:25:56.361362973</dc:date>
    <meta:editing-duration>PT59M34S</meta:editing-duration>
    <meta:editing-cycles>1</meta:editing-cycles>
    <meta:document-statistic meta:table-count="0" meta:image-count="0" meta:object-count="0" meta:page-count="1" meta:paragraph-count="23" meta:word-count="213" meta:character-count="1396" meta:non-whitespace-character-count="1224"/>
    <meta:generator>LibreOffice/7.3.7.2$Linux_X86_64 LibreOffice_project/30$Build-2</meta:generator>
  </office:meta>
</office:document-meta>
</file>